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51pt" svg:height="255.09pt" svg:x="195.11pt" svg:y="2.83pt">
            <loext:p draw:notify-on-update-of-ranges="Sheet1.A1:Sheet1.A1 Sheet1.A2:Sheet1.A5 Sheet1.B1:Sheet1.B1 Sheet1.B2:Sheet1.B5 Sheet1.C1:Sheet1.C1 Sheet1.C2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9pt" svg:x="192.7pt" svg:y="263.59pt">
            <loext:p draw:notify-on-update-of-ranges="Sheet1.A14:Sheet1.A14 Sheet1.A15:Sheet1.A18 Sheet1.B14:Sheet1.B14 Sheet1.B15:Sheet1.B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tilization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.4" calcext:value-type="float">
            <text:p>67.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7.7" calcext:value-type="float">
            <text:p>87.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.1" calcext:value-type="float">
            <text:p>93.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1:33:18.8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5S</meta:editing-duration>
    <meta:editing-cycles>4</meta:editing-cycles>
    <meta:generator>LibreOffice/5.4.1.2$Windows_X86_64 LibreOffice_project/ea7cb86e6eeb2bf3a5af73a8f7777ac570321527</meta:generator>
    <dc:date>2018-04-04T11:36:21.845000000</dc:date>
    <meta:document-statistic meta:table-count="3" meta:cell-count="2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4.005cm" style:legend-expansion="high" chart:style-name="ch2"/>
        <chart:plot-area chart:style-name="ch3" table:cell-range-address="Sheet1.A1:Sheet1.C5" chart:data-source-has-labels="both" svg:x="0.32cm" svg:y="0.18cm" svg:width="12.594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13cm" svg:y="0.18cm" svg:width="11.558cm" svg:height="8.0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B1:Sheet1.B1</svg:desc>
                </draw:g>
              </table:table-cell>
              <table:table-cell office:value-type="string">
                <text:p>multiplic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A2:Sheet1.A5</svg:desc>
                </draw:g>
              </table:table-cell>
              <table:table-cell office:value-type="float" office:value="0">
                <text:p>0</text:p>
                <draw:g>
                  <svg:desc>Sheet1.B2:Sheet1.B5</svg:desc>
                </draw:g>
              </table:table-cell>
              <table:table-cell office:value-type="float" office:value="418">
                <text:p>418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">
                <text:p>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">
                <text:p>8</text:p>
              </table:table-cell>
              <table:table-cell office:value-type="float" office:value="1808">
                <text:p>1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bar" chart:style-name="ch1">
        <chart:legend chart:legend-position="end" svg:x="13.782cm" svg:y="4.23cm" style:legend-expansion="high" chart:style-name="ch2"/>
        <chart:plot-area chart:style-name="ch3" table:cell-range-address="Sheet1.A14:Sheet1.B18" chart:data-source-has-labels="both" svg:x="0.319cm" svg:y="0.18cm" svg:width="13.144cm" svg:height="8.6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25cm" svg:y="0.18cm" svg:width="12.218cm" svg:height="8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5:Sheet1.A1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5:Sheet1.B18" chart:label-cell-address="Sheet1.B14:Sheet1.B1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zation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A15:Sheet1.A18</svg:desc>
                </draw:g>
              </table:table-cell>
              <table:table-cell office:value-type="float" office:value="19.8">
                <text:p>19.8</text:p>
                <draw:g>
                  <svg:desc>Sheet1.B15:Sheet1.B1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3.1">
                <text:p>9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